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Arial" style:font-name-asian="Arial1" style:font-name-complex="Arial1"/>
    </style:style>
    <style:style style:name="P3" style:family="paragraph" style:parent-style-name="Standard" style:master-page-name="Standard">
      <style:paragraph-properties fo:margin-top="0in" fo:margin-bottom="0in" loext:contextual-spacing="false" style:page-number="1"/>
    </style:style>
    <style:style style:name="P4" style:family="paragraph" style:parent-style-name="Standard" style:list-style-name="WWNum1">
      <style:paragraph-properties fo:margin-left="0.5in" fo:margin-right="0in" fo:margin-top="0in" fo:margin-bottom="0in" loext:contextual-spacing="true" fo:text-indent="-0.25in" style:auto-text-indent="false"/>
    </style:style>
    <style:style style:name="P5" style:family="paragraph" style:parent-style-name="Standard" style:list-style-name="WWNum1">
      <style:paragraph-properties fo:margin-left="1in" fo:margin-right="0in" fo:margin-top="0in" fo:margin-bottom="0in" loext:contextual-spacing="true" fo:text-indent="-0.25in" style:auto-text-indent="false"/>
    </style:style>
    <style:style style:name="P6" style:family="paragraph" style:parent-style-name="Standard">
      <style:paragraph-properties fo:margin-left="0.5in" fo:margin-right="0in" fo:margin-top="0in" fo:margin-bottom="0in" loext:contextual-spacing="false" fo:text-indent="0in" style:auto-text-indent="false"/>
    </style:style>
    <style:style style:name="T1" style:family="text">
      <style:text-properties style:font-name="Arial" style:font-name-asian="Arial1" style:font-name-complex="Arial1"/>
    </style:style>
    <style:style style:name="T2" style:family="text">
      <style:text-properties style:font-name="Arial" fo:font-weight="bold" style:font-name-asian="Arial1" style:font-weight-asian="bold" style:font-name-complex="Arial1"/>
    </style:style>
    <style:style style:name="T3" style:family="text">
      <style:text-properties style:font-name="Arial" fo:font-style="italic" style:font-name-asian="Arial1" style:font-style-asian="italic" style:font-name-complex="Arial1"/>
    </style:style>
    <style:style style:name="T4" style:family="text">
      <style:text-properties style:font-name="Arial" fo:font-style="italic" style:text-underline-style="none" style:font-name-asian="Arial1" style:font-style-asian="italic" style:font-name-complex="Arial1"/>
    </style:style>
    <style:style style:name="T5" style:family="text">
      <style:text-properties style:text-position="super 58%" style:font-name="Arial" style:font-name-asian="Arial1" style:font-name-complex="Arial1"/>
    </style:style>
    <style:style style:name="T6" style:family="text">
      <style:text-properties fo:color="#222222" style:font-name="Arial" style:font-name-asian="Arial1"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tab/><text:tab/><text:tab/><text:tab/><text:tab/><text:tab/><text:tab/><text:tab/><text:tab/><text:tab/>November 26, 2017</text:span></text:p>
      <text:p text:style-name="P2"/>
      <text:p text:style-name="P2"/>
      <text:p text:style-name="P1"><text:span text:style-name="T1">Dear Editor,</text:span></text:p>
      <text:p text:style-name="P2"/>
      <text:p text:style-name="P1"><text:span text:style-name="T1">We are pleased to submit our research paper entitled “Node-link or Adjacency Matrices” by Mershack Okoe, Radu Jianu, and Stephen Kobourov for publication to TVCG. This paper is an expanded version of the conference paper “Revisited Network Representations” presented at the 25</text:span><text:span text:style-name="T5">th</text:span><text:span text:style-name="T1"> Symposium on Graph Drawing (GD’17), and invited to TVCG as the best paper in the applied track of GD. </text:span></text:p>
      <text:p text:style-name="P2"/>
      <text:p text:style-name="P1"><text:span text:style-name="T1">We describe below the additions to (and changes between) our GD’17 paper and this TVCG submission. We have included a supplementary material in which we have colored in red text changes that was added in this version.</text:span></text:p>
      <text:p text:style-name="P2"/>
      <text:list xml:id="list3857783489207198663" text:style-name="WWNum1">
        <text:list-item>
          <text:p text:style-name="P4"><text:span text:style-name="T1">We have added a new section “Qualitative Feedback” (Section 4.2) where we provide an analysis of the qualitative feedback we received from study participants</text:span></text:p>
        </text:list-item>
        <text:list-item>
          <text:p text:style-name="P4"><text:span text:style-name="T1">We greatly expanded Section 3.7 “Procedure”, providing details about the participants and the experiment itself (training questions, examples, etc.)</text:span></text:p>
        </text:list-item>
        <text:list-item>
          <text:p text:style-name="P4"><text:span text:style-name="T1">We expanded Section 4 “Results,” including new figures and new subsections (e.g., Section 4.2)</text:span></text:p>
        </text:list-item>
        <text:list-item>
          <text:p text:style-name="P4"><text:span text:style-name="T1">We greatly expanded Section 5 “Discussion” based on the new qualitative feedback and post-hoc analysis of the results (</text:span><text:span text:style-name="T6">timing, errors, and individual repeats)</text:span></text:p>
        </text:list-item>
        <text:list-item>
          <text:p text:style-name="P4"><text:span text:style-name="T1">We also expanded section 6 <text:s/>“Limitations” to incorporate comments following the conference presentation.</text:span></text:p>
        </text:list-item>
        <text:list-item>
          <text:p text:style-name="P4"><text:span text:style-name="T1">We have added several new figures to support the descriptions of the study procedure (Figures 3, 4, and 5), the analysis of the qualitative feedback (Figure 8), and the discussion of results(Figures 9 and 10).</text:span></text:p>
        </text:list-item>
        <text:list-item>
          <text:p text:style-name="P4"><text:span text:style-name="T1">We provide all relevant information in our </text:span><text:span text:style-name="T2">Supplemental Materials; <text:s/></text:span><text:span text:style-name="T1">specifically, we include the following files as supplementary materials:</text:span></text:p>
          <text:list>
            <text:list-item>
              <text:p text:style-name="P5"><text:span text:style-name="T1">NL-AM-supplementary (PDF): </text:span><text:span text:style-name="T3">A version of our submitted article with the changes described above shown in red font.</text:span></text:p>
            </text:list-item>
            <text:list-item>
              <text:p text:style-name="P5"><text:span text:style-name="T1">Revisited</text:span><text:span text:style-name="T3">-</text:span><text:span text:style-name="T1">network-representations:</text:span><text:span text:style-name="T3"> Our conference paper presented at GD’17.</text:span></text:p>
            </text:list-item>
            <text:list-item>
              <text:p text:style-name="P5"><text:span text:style-name="T1">Networks-considered (PDF): </text:span><text:span text:style-name="T3">A description of the different networks considered for this study with the selected network shown in red font.</text:span></text:p>
            </text:list-item>
            <text:list-item>
              <text:p text:style-name="P5"><text:span text:style-name="T1">Interactions-considered (EXCEL): </text:span><text:span text:style-name="T3">A description of the interactions considered for this study.</text:span></text:p>
            </text:list-item>
            <text:list-item>
              <text:p text:style-name="P5"><text:span text:style-name="T1">Examples-of-interfaces-used (PDF):</text:span><text:span text:style-name="T3"> Examples of interfaces used in the different stages of the study.</text:span></text:p>
            </text:list-item>
            <text:list-item>
              <text:p text:style-name="P5"><text:span text:style-name="T1">Link-to-studies (TXT): </text:span><text:span text:style-name="T3">A link to samples of the deployed studies presented to study participants.</text:span></text:p>
            </text:list-item>
            <text:list-item>
              <text:p text:style-name="P5"><text:span text:style-name="T1">Demo-vis-am (MP4): </text:span><text:span text:style-name="T3">A demo of the adjacency matrix visualization.</text:span></text:p>
            </text:list-item>
            <text:list-item>
              <text:p text:style-name="P5"><text:span text:style-name="T1">Demo-vis-nl (MP4):</text:span><text:span text:style-name="T3"> A demo of the node-link visualization. </text:span></text:p>
            </text:list-item>
            <text:list-item>
              <text:p text:style-name="P5"><text:span text:style-name="T1">Demo-study-am (MP4):</text:span><text:span text:style-name="T3"> A demo of the study in the adjacency matrix condition.</text:span></text:p>
            </text:list-item>
            <text:list-item>
              <text:p text:style-name="P5"><text:soft-page-break/><text:span text:style-name="T1">Demo-study-nl (MP4): </text:span><text:span text:style-name="T3">A demo of the study in the node-link condition.</text:span></text:p>
            </text:list-item>
            <text:list-item>
              <text:p text:style-name="P5"><text:span text:style-name="T1">Quantitative-results (EXCEL): </text:span><text:span text:style-name="T3">The quantitative results for the 14 tasks evaluated. Each sheet contains the results for one task. </text:span></text:p>
            </text:list-item>
            <text:list-item>
              <text:p text:style-name="P5"><text:span text:style-name="T1">Qualitative-results (EXCEL): </text:span><text:span text:style-name="T3">The qualitative feedback results for each of the 5 groups of studies including the browser window dimensions of participants. Each sheet contains the results of one study group.</text:span></text:p>
            </text:list-item>
          </text:list>
        </text:list-item>
      </text:list>
      <text:p text:style-name="P6"><text:span text:style-name="T1"><text:s/></text:span></text:p>
      <text:p text:style-name="P1"><text:span text:style-name="T1">Thank you for your consideration.</text:span></text:p>
      <text:p text:style-name="P2"/>
      <text:p text:style-name="P1"><text:span text:style-name="T1">Sincerely,</text:span></text:p>
      <text:p text:style-name="P2"/>
      <text:p text:style-name="P1"><text:span text:style-name="T1">Mershack Okoe, Radu Jianu, Stephen Kobouro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font-name="Arial" fo:font-family="Arial" style:font-family-generic="roman" style:font-pitch="variable"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7" meta:word-count="450" meta:character-count="2988" meta:non-whitespace-character-count="2567"/>
    <meta:generator>LibreOfficeDev/5.1.0.3$Linux_X86_64 LibreOffice_project/</meta:generator>
  </office:meta>
</office:document-meta>
</file>